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1d49ed" officeooo:paragraph-rsid="001d49e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546b9" officeooo:paragraph-rsid="002546b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2727b0" officeooo:paragraph-rsid="002727b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65e0b" officeooo:paragraph-rsid="00365e0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a2aa3" officeooo:paragraph-rsid="003a2aa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1d49ed" officeooo:paragraph-rsid="001d49e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29abdc" officeooo:paragraph-rsid="0029abdc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2c9a3f" officeooo:paragraph-rsid="002c9a3f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327aa4" officeooo:paragraph-rsid="00327aa4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365e0b" officeooo:paragraph-rsid="00365e0b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position="0% 100%" style:text-underline-style="none" fo:font-weight="normal" officeooo:rsid="003a2aa3" officeooo:paragraph-rsid="003a2aa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a2aa3" officeooo:paragraph-rsid="003a2aa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baeda" officeooo:paragraph-rsid="003baeda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3bb008" officeooo:paragraph-rsid="003bb008" style:font-weight-asian="normal" style:font-weight-complex="normal"/>
    </style:style>
    <style:style style:name="T1" style:family="text">
      <style:text-properties officeooo:rsid="0033caef"/>
    </style:style>
    <style:style style:name="T2" style:family="text">
      <style:text-properties officeooo:rsid="00399c1c"/>
    </style:style>
    <style:style style:name="T3" style:family="text">
      <style:text-properties officeooo:rsid="003dd9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phnia</text:p>
      <text:p text:style-name="P1"/>
      <text:p text:style-name="P2">Investigation: The effect of caffeine on heart rate.</text:p>
      <text:p text:style-name="P2"/>
      <text:p text:style-name="P3">Steps:</text:p>
      <text:list xml:id="list151882580" text:style-name="L1">
        <text:list-item>
          <text:p text:style-name="P7">Take a thin slice of a straw, and place on a glass slide with petroleum jelly.</text:p>
        </text:list-item>
        <text:list-item>
          <text:p text:style-name="P7">Add a daphnia to the straw chamber <text:span text:style-name="T2">to immobilise it</text:span>, then place the slide under the microscope.</text:p>
        </text:list-item>
        <text:list-item>
          <text:p text:style-name="P8">Leave a minute to let the daphnia acclimatise to the situation.</text:p>
        </text:list-item>
        <text:list-item>
          <text:p text:style-name="P9">Count the heart rate by counting the individual beats of the heart in 10 seconds, then multiply by 6 to get the BPM. <text:span text:style-name="T1">Counting is achieved by dotting on a piece of paper when the heart beats, </text:span><text:span text:style-name="T3">as it is very hard to accurately count heart beats.</text:span></text:p>
        </text:list-item>
        <text:list-item>
          <text:p text:style-name="P10">Repeat 3 times for each concentration, remembering to keep the size/age of the daphnia similar.</text:p>
        </text:list-item>
      </text:list>
      <text:p text:style-name="P4"/>
      <text:p text:style-name="P5">Control variables:</text:p>
      <text:list xml:id="list3111290535" text:style-name="L2">
        <text:list-item>
          <text:p text:style-name="P11">temperature of surroundings</text:p>
        </text:list-item>
        <text:list-item>
          <text:p text:style-name="P11">age of daphnia</text:p>
        </text:list-item>
        <text:list-item>
          <text:p text:style-name="P11">size of daphnia</text:p>
        </text:list-item>
      </text:list>
      <text:p text:style-name="P5"/>
      <text:p text:style-name="P13">Ethical Issues:</text:p>
      <text:list xml:id="list1200033866" text:style-name="L3">
        <text:list-item>
          <text:p text:style-name="P14">Cannot Consent</text:p>
        </text:list-item>
        <text:list-item>
          <text:p text:style-name="P14">Could Di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3.1$Linux_X86_64 LibreOffice_project/00$Build-1</meta:generator>
    <dc:date>2021-01-10T14:29:37.387549418</dc:date>
    <meta:editing-duration>PT1H57M2S</meta:editing-duration>
    <meta:editing-cycles>37</meta:editing-cycles>
    <meta:document-statistic meta:table-count="0" meta:image-count="0" meta:object-count="0" meta:page-count="1" meta:paragraph-count="15" meta:word-count="143" meta:character-count="760" meta:non-whitespace-character-count="642"/>
  </office:meta>
</office:document-meta>
</file>